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Verdana" svg:font-family="Verdan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4.948cm"/>
    </style:style>
    <style:style style:name="co7" style:family="table-column">
      <style:table-column-properties fo:break-before="auto" style:column-width="4.0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姓名</text:p>
          </table:table-cell>
          <table:table-cell office:value-type="string">
            <text:p>学号</text:p>
          </table:table-cell>
          <table:table-cell office:value-type="string">
            <text:p>班级</text:p>
          </table:table-cell>
          <table:table-cell office:value-type="string">
            <text:p>性别</text:p>
          </table:table-cell>
          <table:table-cell office:value-type="string">
            <text:p>专业</text:p>
          </table:table-cell>
          <table:table-cell office:value-type="string">
            <text:p>学院</text:p>
          </table:table-cell>
          <table:table-cell office:value-type="string">
            <text:p>年级</text:p>
          </table:table-cell>
          <table:table-cell office:value-type="string">
            <text:p>年龄</text:p>
          </table:table-cell>
          <table:table-cell office:value-type="string">
            <text:p>身份证</text:p>
          </table:table-cell>
          <table:table-cell office:value-type="string">
            <text:p>联系方式</text:p>
          </table:table-cell>
          <table:table-cell office:value-type="string">
            <text:p>QQ</text:p>
          </table:table-cell>
          <table:table-cell office:value-type="string">
            <text:p>邮箱</text:p>
          </table:table-cell>
          <table:table-cell office:value-type="string">
            <text:p>家庭住址</text:p>
          </table:table-cell>
        </table:table-row>
        <table:table-row table:style-name="ro4">
          <table:table-cell office:value-type="string">
            <text:p>施宇</text:p>
          </table:table-cell>
          <table:table-cell office:value-type="string">
            <text:p>1012013029</text:p>
          </table:table-cell>
          <table:table-cell office:value-type="string">
            <text:p>自101(杏)</text:p>
          </table:table-cell>
          <table:table-cell office:value-type="string">
            <text:p>女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702199011049179</text:p>
          </table:table-cell>
          <table:table-cell office:value-type="float" office:value="18761721783">
            <text:p>18761721783</text:p>
          </table:table-cell>
          <table:table-cell office:value-type="float" office:value="604882733">
            <text:p>604882733</text:p>
          </table:table-cell>
          <table:table-cell table:style-name="Excel_5f_BuiltIn_5f_Hyperlink" office:value-type="string">
            <text:p>604882733@qq.com</text:p>
          </table:table-cell>
          <table:table-cell office:value-type="string">
            <text:p>安徽省铜陵市</text:p>
          </table:table-cell>
        </table:table-row>
        <table:table-row table:style-name="ro4">
          <table:table-cell office:value-type="string">
            <text:p>邵飞</text:p>
          </table:table-cell>
          <table:table-cell office:value-type="string">
            <text:p>1012013007</text:p>
          </table:table-cell>
          <table:table-cell office:value-type="string">
            <text:p>自101(杏)</text:p>
          </table:table-cell>
          <table:table-cell office:value-type="string">
            <text:p>女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30212199105207000</text:p>
          </table:table-cell>
          <table:table-cell office:value-type="float" office:value="18727348958">
            <text:p>18727348958</text:p>
          </table:table-cell>
          <table:table-cell office:value-type="float" office:value="455862433">
            <text:p>455862433</text:p>
          </table:table-cell>
          <table:table-cell table:style-name="Excel_5f_BuiltIn_5f_Hyperlink" office:value-type="string">
            <text:p>455862433@qq.com</text:p>
          </table:table-cell>
          <table:table-cell office:value-type="string">
            <text:p>江苏省泰州市</text:p>
          </table:table-cell>
        </table:table-row>
        <table:table-row table:style-name="ro4">
          <table:table-cell office:value-type="string">
            <text:p>朱鸿鼎</text:p>
          </table:table-cell>
          <table:table-cell office:value-type="string">
            <text:p>1012013014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150019891020153</text:p>
          </table:table-cell>
          <table:table-cell office:value-type="float" office:value="18761721734">
            <text:p>18761721734</text:p>
          </table:table-cell>
          <table:table-cell office:value-type="float" office:value="605680885">
            <text:p>605680885</text:p>
          </table:table-cell>
          <table:table-cell table:style-name="Excel_5f_BuiltIn_5f_Hyperlink" office:value-type="string">
            <text:p>605680885@qq.com</text:p>
          </table:table-cell>
          <table:table-cell office:value-type="string">
            <text:p>安徽省阜阳市</text:p>
          </table:table-cell>
        </table:table-row>
        <table:table-row table:style-name="ro4">
          <table:table-cell office:value-type="string">
            <text:p>黄晓炜</text:p>
          </table:table-cell>
          <table:table-cell office:value-type="string">
            <text:p>1012013022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30106198902231606</text:p>
          </table:table-cell>
          <table:table-cell office:value-type="float" office:value="18723589004">
            <text:p>18723589004</text:p>
          </table:table-cell>
          <table:table-cell office:value-type="float" office:value="261961615">
            <text:p>261961615</text:p>
          </table:table-cell>
          <table:table-cell table:style-name="Excel_5f_BuiltIn_5f_Hyperlink" office:value-type="string">
            <text:p>261961615@qq.com</text:p>
          </table:table-cell>
          <table:table-cell office:value-type="string">
            <text:p>浙江省杭州市</text:p>
          </table:table-cell>
        </table:table-row>
        <table:table-row table:style-name="ro4">
          <table:table-cell office:value-type="string">
            <text:p>程启文</text:p>
          </table:table-cell>
          <table:table-cell office:value-type="string">
            <text:p>1012013008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441821199008226199</text:p>
          </table:table-cell>
          <table:table-cell office:value-type="float" office:value="18724468906">
            <text:p>18724468906</text:p>
          </table:table-cell>
          <table:table-cell office:value-type="float" office:value="609092332">
            <text:p>609092332</text:p>
          </table:table-cell>
          <table:table-cell table:style-name="Excel_5f_BuiltIn_5f_Hyperlink" office:value-type="string">
            <text:p>609092332@qq.com</text:p>
          </table:table-cell>
          <table:table-cell office:value-type="string">
            <text:p>广东省清远市</text:p>
          </table:table-cell>
        </table:table-row>
        <table:table-row table:style-name="ro4">
          <table:table-cell office:value-type="string">
            <text:p>顾春梅</text:p>
          </table:table-cell>
          <table:table-cell office:value-type="string">
            <text:p>1012013030</text:p>
          </table:table-cell>
          <table:table-cell office:value-type="string">
            <text:p>自101(杏)</text:p>
          </table:table-cell>
          <table:table-cell office:value-type="string">
            <text:p>女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221198909157402</text:p>
          </table:table-cell>
          <table:table-cell office:value-type="float" office:value="18778579805">
            <text:p>18778579805</text:p>
          </table:table-cell>
          <table:table-cell office:value-type="float" office:value="229378676">
            <text:p>229378676</text:p>
          </table:table-cell>
          <table:table-cell table:style-name="Excel_5f_BuiltIn_5f_Hyperlink" office:value-type="string">
            <text:p>229378676@qq.com</text:p>
          </table:table-cell>
          <table:table-cell office:value-type="string">
            <text:p>安徽省芜湖市</text:p>
          </table:table-cell>
        </table:table-row>
        <table:table-row table:style-name="ro4">
          <table:table-cell office:value-type="string">
            <text:p>郁文博</text:p>
          </table:table-cell>
          <table:table-cell office:value-type="string">
            <text:p>1012013025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130108199112095354</text:p>
          </table:table-cell>
          <table:table-cell office:value-type="float" office:value="18796315755">
            <text:p>18796315755</text:p>
          </table:table-cell>
          <table:table-cell office:value-type="float" office:value="1095748504">
            <text:p>1095748504</text:p>
          </table:table-cell>
          <table:table-cell table:style-name="Excel_5f_BuiltIn_5f_Hyperlink" office:value-type="string">
            <text:p>1095748504@qq.com</text:p>
          </table:table-cell>
          <table:table-cell office:value-type="string">
            <text:p>河北省石家庄市</text:p>
          </table:table-cell>
        </table:table-row>
        <table:table-row table:style-name="ro4">
          <table:table-cell office:value-type="string">
            <text:p>冒文影</text:p>
          </table:table-cell>
          <table:table-cell office:value-type="string">
            <text:p>1011033005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510501199201274188</text:p>
          </table:table-cell>
          <table:table-cell office:value-type="float" office:value="18736006433">
            <text:p>18736006433</text:p>
          </table:table-cell>
          <table:table-cell office:value-type="float" office:value="821114845">
            <text:p>821114845</text:p>
          </table:table-cell>
          <table:table-cell table:style-name="Excel_5f_BuiltIn_5f_Hyperlink" office:value-type="string">
            <text:p>821114845@qq.com</text:p>
          </table:table-cell>
          <table:table-cell office:value-type="string">
            <text:p>四川省泸州市</text:p>
          </table:table-cell>
        </table:table-row>
        <table:table-row table:style-name="ro4">
          <table:table-cell office:value-type="string">
            <text:p>朱渊</text:p>
          </table:table-cell>
          <table:table-cell office:value-type="string">
            <text:p>1011033049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511181199101250395</text:p>
          </table:table-cell>
          <table:table-cell office:value-type="float" office:value="18752793846">
            <text:p>18752793846</text:p>
          </table:table-cell>
          <table:table-cell office:value-type="float" office:value="549219614">
            <text:p>549219614</text:p>
          </table:table-cell>
          <table:table-cell table:style-name="Excel_5f_BuiltIn_5f_Hyperlink" office:value-type="string">
            <text:p>549219614@qq.com</text:p>
          </table:table-cell>
          <table:table-cell office:value-type="string">
            <text:p>四川省乐山市</text:p>
          </table:table-cell>
        </table:table-row>
        <table:table-row table:style-name="ro4">
          <table:table-cell office:value-type="string">
            <text:p>王微</text:p>
          </table:table-cell>
          <table:table-cell office:value-type="string">
            <text:p>1011033029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440203199003089713</text:p>
          </table:table-cell>
          <table:table-cell office:value-type="float" office:value="18761727982">
            <text:p>18761727982</text:p>
          </table:table-cell>
          <table:table-cell office:value-type="float" office:value="191021353">
            <text:p>191021353</text:p>
          </table:table-cell>
          <table:table-cell table:style-name="Excel_5f_BuiltIn_5f_Hyperlink" office:value-type="string">
            <text:p>191021353@qq.com</text:p>
          </table:table-cell>
          <table:table-cell office:value-type="string">
            <text:p>广东省韶关市</text:p>
          </table:table-cell>
        </table:table-row>
        <table:table-row table:style-name="ro4">
          <table:table-cell office:value-type="string">
            <text:p>严超</text:p>
          </table:table-cell>
          <table:table-cell office:value-type="string">
            <text:p>1011033050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684198911250546</text:p>
          </table:table-cell>
          <table:table-cell office:value-type="float" office:value="18761727983">
            <text:p>18761727983</text:p>
          </table:table-cell>
          <table:table-cell office:value-type="float" office:value="1012379529">
            <text:p>1012379529</text:p>
          </table:table-cell>
          <table:table-cell table:style-name="Excel_5f_BuiltIn_5f_Hyperlink" office:value-type="string">
            <text:p>1012379529@qq.com</text:p>
          </table:table-cell>
          <table:table-cell office:value-type="string">
            <text:p>山东省烟台市</text:p>
          </table:table-cell>
        </table:table-row>
        <table:table-row table:style-name="ro4">
          <table:table-cell office:value-type="string">
            <text:p>张桢</text:p>
          </table:table-cell>
          <table:table-cell office:value-type="string">
            <text:p>1011033010</text:p>
          </table:table-cell>
          <table:table-cell office:value-type="string">
            <text:p>信101(杏)</text:p>
          </table:table-cell>
          <table:table-cell office:value-type="string">
            <text:p>女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522199004187661</text:p>
          </table:table-cell>
          <table:table-cell office:value-type="float" office:value="18761727984">
            <text:p>18761727984</text:p>
          </table:table-cell>
          <table:table-cell office:value-type="float" office:value="997414347">
            <text:p>997414347</text:p>
          </table:table-cell>
          <table:table-cell table:style-name="Excel_5f_BuiltIn_5f_Hyperlink" office:value-type="string">
            <text:p>997414347@qq.com</text:p>
          </table:table-cell>
          <table:table-cell office:value-type="string">
            <text:p>山东省东营市</text:p>
          </table:table-cell>
        </table:table-row>
        <table:table-row table:style-name="ro4">
          <table:table-cell office:value-type="string">
            <text:p>张紫艺</text:p>
          </table:table-cell>
          <table:table-cell office:value-type="string">
            <text:p>1011033004</text:p>
          </table:table-cell>
          <table:table-cell office:value-type="string">
            <text:p>信101(杏)</text:p>
          </table:table-cell>
          <table:table-cell office:value-type="string">
            <text:p>女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30206199107207921</text:p>
          </table:table-cell>
          <table:table-cell office:value-type="float" office:value="18761727985">
            <text:p>18761727985</text:p>
          </table:table-cell>
          <table:table-cell office:value-type="float" office:value="1592437969">
            <text:p>1592437969</text:p>
          </table:table-cell>
          <table:table-cell table:style-name="Excel_5f_BuiltIn_5f_Hyperlink" office:value-type="string">
            <text:p>1592437969@qq.com</text:p>
          </table:table-cell>
          <table:table-cell office:value-type="string">
            <text:p>浙江省宁波市</text:p>
          </table:table-cell>
        </table:table-row>
        <table:table-row table:style-name="ro4">
          <table:table-cell office:value-type="string">
            <text:p>方宇辰</text:p>
          </table:table-cell>
          <table:table-cell office:value-type="string">
            <text:p>1011033047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50125199108240736</text:p>
          </table:table-cell>
          <table:table-cell office:value-type="float" office:value="18761727986">
            <text:p>18761727986</text:p>
          </table:table-cell>
          <table:table-cell office:value-type="float" office:value="878413269">
            <text:p>878413269</text:p>
          </table:table-cell>
          <table:table-cell table:style-name="Excel_5f_BuiltIn_5f_Hyperlink" office:value-type="string">
            <text:p>878413269@qq.com</text:p>
          </table:table-cell>
          <table:table-cell office:value-type="string">
            <text:p>福建省福州市</text:p>
          </table:table-cell>
        </table:table-row>
        <table:table-row table:style-name="ro4">
          <table:table-cell office:value-type="string">
            <text:p>石琰</text:p>
          </table:table-cell>
          <table:table-cell office:value-type="string">
            <text:p>1013113019</text:p>
          </table:table-cell>
          <table:table-cell office:value-type="string">
            <text:p>网络101(杏)</text:p>
          </table:table-cell>
          <table:table-cell office:value-type="string">
            <text:p>男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640522199111116645</text:p>
          </table:table-cell>
          <table:table-cell office:value-type="float" office:value="18761727987">
            <text:p>18761727987</text:p>
          </table:table-cell>
          <table:table-cell office:value-type="float" office:value="957312649">
            <text:p>957312649</text:p>
          </table:table-cell>
          <table:table-cell table:style-name="Excel_5f_BuiltIn_5f_Hyperlink" office:value-type="string">
            <text:p>957312649@qq.com</text:p>
          </table:table-cell>
          <table:table-cell office:value-type="string">
            <text:p>宁夏回族自治区</text:p>
          </table:table-cell>
        </table:table-row>
        <table:table-row table:style-name="ro4">
          <table:table-cell office:value-type="string">
            <text:p>张佳宇</text:p>
          </table:table-cell>
          <table:table-cell office:value-type="string">
            <text:p>1013113006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500109199112198120</text:p>
          </table:table-cell>
          <table:table-cell office:value-type="float" office:value="18761727988">
            <text:p>18761727988</text:p>
          </table:table-cell>
          <table:table-cell office:value-type="float" office:value="814890530">
            <text:p>814890530</text:p>
          </table:table-cell>
          <table:table-cell table:style-name="Excel_5f_BuiltIn_5f_Hyperlink" office:value-type="string">
            <text:p>814890530@qq.com</text:p>
          </table:table-cell>
          <table:table-cell office:value-type="string">
            <text:p>重庆市北碚区</text:p>
          </table:table-cell>
        </table:table-row>
        <table:table-row table:style-name="ro4">
          <table:table-cell office:value-type="string">
            <text:p>倪海霞</text:p>
          </table:table-cell>
          <table:table-cell office:value-type="string">
            <text:p>1013113008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900199003229032</text:p>
          </table:table-cell>
          <table:table-cell office:value-type="float" office:value="18761727989">
            <text:p>18761727989</text:p>
          </table:table-cell>
          <table:table-cell office:value-type="float" office:value="727897188">
            <text:p>727897188</text:p>
          </table:table-cell>
          <table:table-cell table:style-name="Excel_5f_BuiltIn_5f_Hyperlink" office:value-type="string">
            <text:p>727897188@qq.com</text:p>
          </table:table-cell>
          <table:table-cell office:value-type="string">
            <text:p>山东省泰安市</text:p>
          </table:table-cell>
        </table:table-row>
        <table:table-row table:style-name="ro4">
          <table:table-cell office:value-type="string">
            <text:p>李傲</text:p>
          </table:table-cell>
          <table:table-cell office:value-type="string">
            <text:p>1013113014</text:p>
          </table:table-cell>
          <table:table-cell office:value-type="string">
            <text:p>网络101(杏)</text:p>
          </table:table-cell>
          <table:table-cell office:value-type="string">
            <text:p>男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510107199012282788</text:p>
          </table:table-cell>
          <table:table-cell office:value-type="float" office:value="18761727990">
            <text:p>18761727990</text:p>
          </table:table-cell>
          <table:table-cell office:value-type="float" office:value="920023605">
            <text:p>920023605</text:p>
          </table:table-cell>
          <table:table-cell table:style-name="Excel_5f_BuiltIn_5f_Hyperlink" office:value-type="string">
            <text:p>920023605@qq.com</text:p>
          </table:table-cell>
          <table:table-cell office:value-type="string">
            <text:p>四川省成都市</text:p>
          </table:table-cell>
        </table:table-row>
        <table:table-row table:style-name="ro4">
          <table:table-cell office:value-type="string">
            <text:p>李婷</text:p>
          </table:table-cell>
          <table:table-cell office:value-type="string">
            <text:p>1013113002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40100199111245467</text:p>
          </table:table-cell>
          <table:table-cell office:value-type="float" office:value="18761727991">
            <text:p>18761727991</text:p>
          </table:table-cell>
          <table:table-cell office:value-type="float" office:value="181553653">
            <text:p>181553653</text:p>
          </table:table-cell>
          <table:table-cell table:style-name="Excel_5f_BuiltIn_5f_Hyperlink" office:value-type="string">
            <text:p>181553653@qq.com</text:p>
          </table:table-cell>
          <table:table-cell office:value-type="string">
            <text:p>广东省广州市</text:p>
          </table:table-cell>
        </table:table-row>
        <table:table-row table:style-name="ro4">
          <table:table-cell office:value-type="string">
            <text:p>顾衍华</text:p>
          </table:table-cell>
          <table:table-cell office:value-type="string">
            <text:p>1013113005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20830199112050329</text:p>
          </table:table-cell>
          <table:table-cell office:value-type="float" office:value="18761727992">
            <text:p>18761727992</text:p>
          </table:table-cell>
          <table:table-cell office:value-type="float" office:value="1246900070">
            <text:p>1246900070</text:p>
          </table:table-cell>
          <table:table-cell table:style-name="Excel_5f_BuiltIn_5f_Hyperlink" office:value-type="string">
            <text:p>1246900070@qq.com</text:p>
          </table:table-cell>
          <table:table-cell office:value-type="string">
            <text:p>江苏省南通市</text:p>
          </table:table-cell>
        </table:table-row>
        <table:table-row table:style-name="ro4">
          <table:table-cell office:value-type="string">
            <text:p>潘利晨</text:p>
          </table:table-cell>
          <table:table-cell office:value-type="string">
            <text:p>1013113011</text:p>
          </table:table-cell>
          <table:table-cell office:value-type="string">
            <text:p>网络101(杏)</text:p>
          </table:table-cell>
          <table:table-cell office:value-type="string">
            <text:p>男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20981199103071894</text:p>
          </table:table-cell>
          <table:table-cell office:value-type="float" office:value="18761727993">
            <text:p>18761727993</text:p>
          </table:table-cell>
          <table:table-cell office:value-type="float" office:value="714318954">
            <text:p>714318954</text:p>
          </table:table-cell>
          <table:table-cell table:style-name="Excel_5f_BuiltIn_5f_Hyperlink" office:value-type="string">
            <text:p>714318954@qq.com</text:p>
          </table:table-cell>
          <table:table-cell office:value-type="string">
            <text:p>江苏省盐城市</text:p>
          </table:table-cell>
        </table:table-row>
        <table:table-row table:style-name="ro4">
          <table:table-cell office:value-type="string">
            <text:p>魏迎迎</text:p>
          </table:table-cell>
          <table:table-cell office:value-type="string">
            <text:p>1013103005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900199003229006</text:p>
          </table:table-cell>
          <table:table-cell office:value-type="float" office:value="18761727994">
            <text:p>18761727994</text:p>
          </table:table-cell>
          <table:table-cell office:value-type="float" office:value="982796404">
            <text:p>982796404</text:p>
          </table:table-cell>
          <table:table-cell table:style-name="Excel_5f_BuiltIn_5f_Hyperlink" office:value-type="string">
            <text:p>982796404@qq.com</text:p>
          </table:table-cell>
          <table:table-cell office:value-type="string">
            <text:p>山东省潍坊市</text:p>
          </table:table-cell>
        </table:table-row>
        <table:table-row table:style-name="ro4">
          <table:table-cell office:value-type="string">
            <text:p>聂鑫晶</text:p>
          </table:table-cell>
          <table:table-cell office:value-type="string">
            <text:p>1013103006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41824199111044745</text:p>
          </table:table-cell>
          <table:table-cell office:value-type="float" office:value="18761727995">
            <text:p>18761727995</text:p>
          </table:table-cell>
          <table:table-cell office:value-type="float" office:value="1244528982">
            <text:p>1244528982</text:p>
          </table:table-cell>
          <table:table-cell table:style-name="Excel_5f_BuiltIn_5f_Hyperlink" office:value-type="string">
            <text:p>1244528982@qq.com</text:p>
          </table:table-cell>
          <table:table-cell office:value-type="string">
            <text:p>安徽省芜湖市</text:p>
          </table:table-cell>
        </table:table-row>
        <table:table-row table:style-name="ro4">
          <table:table-cell office:value-type="string">
            <text:p>孙燕芳</text:p>
          </table:table-cell>
          <table:table-cell office:value-type="string">
            <text:p>1013103004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50304199007087069</text:p>
          </table:table-cell>
          <table:table-cell office:value-type="float" office:value="18761727995">
            <text:p>18761727995</text:p>
          </table:table-cell>
          <table:table-cell office:value-type="float" office:value="5035533128">
            <text:p>5035533128</text:p>
          </table:table-cell>
          <table:table-cell table:style-name="Excel_5f_BuiltIn_5f_Hyperlink" office:value-type="string">
            <text:p>5035533128@qq.com</text:p>
          </table:table-cell>
          <table:table-cell office:value-type="string">
            <text:p>福建省厦门市</text:p>
          </table:table-cell>
        </table:table-row>
        <table:table-row table:style-name="ro4">
          <table:table-cell office:value-type="string">
            <text:p>严慧敏</text:p>
          </table:table-cell>
          <table:table-cell office:value-type="string">
            <text:p>1013103023</text:p>
          </table:table-cell>
          <table:table-cell office:value-type="string">
            <text:p>软件101(杏)</text:p>
          </table:table-cell>
          <table:table-cell office:value-type="string">
            <text:p>男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230901199009186961</text:p>
          </table:table-cell>
          <table:table-cell office:value-type="float" office:value="18761727996">
            <text:p>18761727996</text:p>
          </table:table-cell>
          <table:table-cell office:value-type="float" office:value="787003675">
            <text:p>787003675</text:p>
          </table:table-cell>
          <table:table-cell table:style-name="Excel_5f_BuiltIn_5f_Hyperlink" office:value-type="string">
            <text:p>787003675@qq.com</text:p>
          </table:table-cell>
          <table:table-cell office:value-type="string">
            <text:p>浙江省杭州市</text:p>
          </table:table-cell>
        </table:table-row>
        <table:table-row table:style-name="ro4">
          <table:table-cell office:value-type="string">
            <text:p>吴青颖</text:p>
          </table:table-cell>
          <table:table-cell office:value-type="string">
            <text:p>1013103009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321002199001264118</text:p>
          </table:table-cell>
          <table:table-cell office:value-type="float" office:value="18761727997">
            <text:p>18761727997</text:p>
          </table:table-cell>
          <table:table-cell office:value-type="float" office:value="496321292">
            <text:p>496321292</text:p>
          </table:table-cell>
          <table:table-cell table:style-name="Excel_5f_BuiltIn_5f_Hyperlink" office:value-type="string">
            <text:p>496321292@qq.com</text:p>
          </table:table-cell>
          <table:table-cell office:value-type="string">
            <text:p>江苏省扬州市</text:p>
          </table:table-cell>
        </table:table-row>
        <table:table-row table:style-name="ro4">
          <table:table-cell office:value-type="string">
            <text:p>冯睿</text:p>
          </table:table-cell>
          <table:table-cell office:value-type="string">
            <text:p>1013103017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22802199006157066</text:p>
          </table:table-cell>
          <table:table-cell office:value-type="float" office:value="18761727998">
            <text:p>18761727998</text:p>
          </table:table-cell>
          <table:table-cell office:value-type="float" office:value="171292425">
            <text:p>171292425</text:p>
          </table:table-cell>
          <table:table-cell table:style-name="Excel_5f_BuiltIn_5f_Hyperlink" office:value-type="string">
            <text:p>171292425@qq.com</text:p>
          </table:table-cell>
          <table:table-cell office:value-type="string">
            <text:p>湖北省潜江市</text:p>
          </table:table-cell>
        </table:table-row>
        <table:table-row table:style-name="ro4">
          <table:table-cell office:value-type="string">
            <text:p>曹梦婷</text:p>
          </table:table-cell>
          <table:table-cell office:value-type="string">
            <text:p>1013103022</text:p>
          </table:table-cell>
          <table:table-cell office:value-type="string">
            <text:p>软件101(杏)</text:p>
          </table:table-cell>
          <table:table-cell office:value-type="string">
            <text:p>男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210505199101137525</text:p>
          </table:table-cell>
          <table:table-cell office:value-type="float" office:value="18761727999">
            <text:p>18761727999</text:p>
          </table:table-cell>
          <table:table-cell office:value-type="float" office:value="1172665054">
            <text:p>1172665054</text:p>
          </table:table-cell>
          <table:table-cell table:style-name="Excel_5f_BuiltIn_5f_Hyperlink" office:value-type="string">
            <text:p>1172665054@qq.com</text:p>
          </table:table-cell>
          <table:table-cell office:value-type="string">
            <text:p>江苏省南京市</text:p>
          </table:table-cell>
        </table:table-row>
        <table:table-row table:style-name="ro4">
          <table:table-cell office:value-type="string">
            <text:p>艾兵</text:p>
          </table:table-cell>
          <table:table-cell office:value-type="string">
            <text:p>1013023024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822199004235213</text:p>
          </table:table-cell>
          <table:table-cell office:value-type="float" office:value="18761721791">
            <text:p>18761721791</text:p>
          </table:table-cell>
          <table:table-cell office:value-type="float" office:value="870668554">
            <text:p>870668554</text:p>
          </table:table-cell>
          <table:table-cell table:style-name="Excel_5f_BuiltIn_5f_Hyperlink" office:value-type="string">
            <text:p>870668554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卢玲玲</text:p>
          </table:table-cell>
          <table:table-cell office:value-type="string">
            <text:p>1013023003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822199105275221</text:p>
          </table:table-cell>
          <table:table-cell office:value-type="float" office:value="18761721790">
            <text:p>18761721790</text:p>
          </table:table-cell>
          <table:table-cell office:value-type="float" office:value="1532229668">
            <text:p>1532229668</text:p>
          </table:table-cell>
          <table:table-cell table:style-name="Excel_5f_BuiltIn_5f_Hyperlink" office:value-type="string">
            <text:p>1532229668@qq.com</text:p>
          </table:table-cell>
          <table:table-cell office:value-type="string">
            <text:p>安徽省安庆市</text:p>
          </table:table-cell>
        </table:table-row>
        <table:table-row table:style-name="ro4">
          <table:table-cell office:value-type="string">
            <text:p>刘春晖</text:p>
          </table:table-cell>
          <table:table-cell office:value-type="string">
            <text:p>1013023002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441424199006118832</text:p>
          </table:table-cell>
          <table:table-cell office:value-type="float" office:value="18761727012">
            <text:p>18761727012</text:p>
          </table:table-cell>
          <table:table-cell office:value-type="float" office:value="260420438">
            <text:p>260420438</text:p>
          </table:table-cell>
          <table:table-cell table:style-name="Excel_5f_BuiltIn_5f_Hyperlink" office:value-type="string">
            <text:p>260420438@qq.com</text:p>
          </table:table-cell>
          <table:table-cell office:value-type="string">
            <text:p>广东省梅州市</text:p>
          </table:table-cell>
        </table:table-row>
        <table:table-row table:style-name="ro4">
          <table:table-cell office:value-type="string">
            <text:p>江雪松</text:p>
          </table:table-cell>
          <table:table-cell office:value-type="string">
            <text:p>1013023032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0111199109216753</text:p>
          </table:table-cell>
          <table:table-cell office:value-type="float" office:value="18761727013">
            <text:p>18761727013</text:p>
          </table:table-cell>
          <table:table-cell office:value-type="float" office:value="1173853956">
            <text:p>1173853956</text:p>
          </table:table-cell>
          <table:table-cell table:style-name="Excel_5f_BuiltIn_5f_Hyperlink" office:value-type="string">
            <text:p>1173853956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刘洪阳</text:p>
          </table:table-cell>
          <table:table-cell office:value-type="string">
            <text:p>1013023022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610726199006247089</text:p>
          </table:table-cell>
          <table:table-cell office:value-type="float" office:value="18761727014">
            <text:p>18761727014</text:p>
          </table:table-cell>
          <table:table-cell office:value-type="float" office:value="5029722651">
            <text:p>5029722651</text:p>
          </table:table-cell>
          <table:table-cell table:style-name="Excel_5f_BuiltIn_5f_Hyperlink" office:value-type="string">
            <text:p>5029722651@qq.com</text:p>
          </table:table-cell>
          <table:table-cell office:value-type="string">
            <text:p>陕西省汉中市</text:p>
          </table:table-cell>
        </table:table-row>
        <table:table-row table:style-name="ro4">
          <table:table-cell office:value-type="string">
            <text:p>高瑞鑫</text:p>
          </table:table-cell>
          <table:table-cell office:value-type="string">
            <text:p>1013023020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469007199209111665</text:p>
          </table:table-cell>
          <table:table-cell office:value-type="float" office:value="18761727015">
            <text:p>18761727015</text:p>
          </table:table-cell>
          <table:table-cell office:value-type="float" office:value="2604628372">
            <text:p>2604628372</text:p>
          </table:table-cell>
          <table:table-cell table:style-name="Excel_5f_BuiltIn_5f_Hyperlink" office:value-type="string">
            <text:p>2604628372@qq.com</text:p>
          </table:table-cell>
          <table:table-cell office:value-type="string">
            <text:p>江苏省常州市</text:p>
          </table:table-cell>
        </table:table-row>
        <table:table-row table:style-name="ro4">
          <table:table-cell office:value-type="string">
            <text:p>季一凤</text:p>
          </table:table-cell>
          <table:table-cell office:value-type="string">
            <text:p>1013023015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30529199007129783</text:p>
          </table:table-cell>
          <table:table-cell office:value-type="float" office:value="18761727016">
            <text:p>18761727016</text:p>
          </table:table-cell>
          <table:table-cell office:value-type="float" office:value="1204337034">
            <text:p>1204337034</text:p>
          </table:table-cell>
          <table:table-cell table:style-name="Excel_5f_BuiltIn_5f_Hyperlink" office:value-type="string">
            <text:p>1204337034@qq.com</text:p>
          </table:table-cell>
          <table:table-cell office:value-type="string">
            <text:p>湖南省邵阳市</text:p>
          </table:table-cell>
        </table:table-row>
        <table:table-row table:style-name="ro4">
          <table:table-cell office:value-type="string">
            <text:p>吴怡文</text:p>
          </table:table-cell>
          <table:table-cell office:value-type="string">
            <text:p>1013023009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230708199103026446</text:p>
          </table:table-cell>
          <table:table-cell office:value-type="float" office:value="18761727017">
            <text:p>18761727017</text:p>
          </table:table-cell>
          <table:table-cell office:value-type="float" office:value="1491445329">
            <text:p>1491445329</text:p>
          </table:table-cell>
          <table:table-cell table:style-name="Excel_5f_BuiltIn_5f_Hyperlink" office:value-type="string">
            <text:p>1491445329@qq.com</text:p>
          </table:table-cell>
          <table:table-cell office:value-type="string">
            <text:p>福建省南平市</text:p>
          </table:table-cell>
        </table:table-row>
        <table:table-row table:style-name="ro4">
          <table:table-cell office:value-type="string">
            <text:p>张宜梅</text:p>
          </table:table-cell>
          <table:table-cell office:value-type="string">
            <text:p>1013023012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<text:s/>32128219911112863X</text:p>
          </table:table-cell>
          <table:table-cell office:value-type="float" office:value="18761727018">
            <text:p>18761727018</text:p>
          </table:table-cell>
          <table:table-cell office:value-type="float" office:value="2396833911">
            <text:p>2396833911</text:p>
          </table:table-cell>
          <table:table-cell table:style-name="Excel_5f_BuiltIn_5f_Hyperlink" office:value-type="string">
            <text:p>2396833911@qq.com</text:p>
          </table:table-cell>
          <table:table-cell office:value-type="string">
            <text:p>江苏省泰州市</text:p>
          </table:table-cell>
        </table:table-row>
        <table:table-row table:style-name="ro4">
          <table:table-cell office:value-type="string">
            <text:p>顾佳炜</text:p>
          </table:table-cell>
          <table:table-cell office:value-type="string">
            <text:p>1013023010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20202199011263491</text:p>
          </table:table-cell>
          <table:table-cell office:value-type="float" office:value="18761727019">
            <text:p>18761727019</text:p>
          </table:table-cell>
          <table:table-cell office:value-type="float" office:value="307852051">
            <text:p>307852051</text:p>
          </table:table-cell>
          <table:table-cell table:style-name="Excel_5f_BuiltIn_5f_Hyperlink" office:value-type="string">
            <text:p>307852051@qq.com</text:p>
          </table:table-cell>
          <table:table-cell office:value-type="string">
            <text:p>江苏省无锡市</text:p>
          </table:table-cell>
        </table:table-row>
        <table:table-row table:style-name="ro4">
          <table:table-cell office:value-type="string">
            <text:p>张蓓</text:p>
          </table:table-cell>
          <table:table-cell office:value-type="string">
            <text:p>1013023011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50212199005239778</text:p>
          </table:table-cell>
          <table:table-cell office:value-type="float" office:value="18761727020">
            <text:p>18761727020</text:p>
          </table:table-cell>
          <table:table-cell office:value-type="float" office:value="165877155">
            <text:p>165877155</text:p>
          </table:table-cell>
          <table:table-cell table:style-name="Excel_5f_BuiltIn_5f_Hyperlink" office:value-type="string">
            <text:p>165877155@qq.com</text:p>
          </table:table-cell>
          <table:table-cell office:value-type="string">
            <text:p>福建省厦门市</text:p>
          </table:table-cell>
        </table:table-row>
        <table:table-row table:style-name="ro4">
          <table:table-cell office:value-type="string">
            <text:p>林志敏</text:p>
          </table:table-cell>
          <table:table-cell office:value-type="string">
            <text:p>1011093029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30103199003226278</text:p>
          </table:table-cell>
          <table:table-cell office:value-type="float" office:value="18761727021">
            <text:p>18761727021</text:p>
          </table:table-cell>
          <table:table-cell office:value-type="float" office:value="1403176482">
            <text:p>1403176482</text:p>
          </table:table-cell>
          <table:table-cell table:style-name="Excel_5f_BuiltIn_5f_Hyperlink" office:value-type="string">
            <text:p>1403176482@qq.com</text:p>
          </table:table-cell>
          <table:table-cell office:value-type="string">
            <text:p>浙江省杭州市</text:p>
          </table:table-cell>
        </table:table-row>
        <table:table-row table:style-name="ro4">
          <table:table-cell office:value-type="string">
            <text:p>张程琳</text:p>
          </table:table-cell>
          <table:table-cell office:value-type="string">
            <text:p>1011093018</text:p>
          </table:table-cell>
          <table:table-cell office:value-type="string">
            <text:p>光伏101(杏)</text:p>
          </table:table-cell>
          <table:table-cell office:value-type="string">
            <text:p>男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1122199109241867</text:p>
          </table:table-cell>
          <table:table-cell office:value-type="float" office:value="18761727022">
            <text:p>18761727022</text:p>
          </table:table-cell>
          <table:table-cell office:value-type="float" office:value="1447387988">
            <text:p>1447387988</text:p>
          </table:table-cell>
          <table:table-cell table:style-name="Excel_5f_BuiltIn_5f_Hyperlink" office:value-type="string">
            <text:p>1447387988@qq.com</text:p>
          </table:table-cell>
          <table:table-cell office:value-type="string">
            <text:p>安徽省滁州市</text:p>
          </table:table-cell>
        </table:table-row>
        <table:table-row table:style-name="ro4">
          <table:table-cell office:value-type="string">
            <text:p>杨霖</text:p>
          </table:table-cell>
          <table:table-cell office:value-type="string">
            <text:p>1011093023</text:p>
          </table:table-cell>
          <table:table-cell office:value-type="string">
            <text:p>光伏101(杏)</text:p>
          </table:table-cell>
          <table:table-cell office:value-type="string">
            <text:p>男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21028219920909947X</text:p>
          </table:table-cell>
          <table:table-cell office:value-type="float" office:value="18761727023">
            <text:p>18761727023</text:p>
          </table:table-cell>
          <table:table-cell office:value-type="float" office:value="978673562">
            <text:p>978673562</text:p>
          </table:table-cell>
          <table:table-cell table:style-name="Excel_5f_BuiltIn_5f_Hyperlink" office:value-type="string">
            <text:p>978673562@qq.com</text:p>
          </table:table-cell>
          <table:table-cell office:value-type="string">
            <text:p>辽宁省大连市</text:p>
          </table:table-cell>
        </table:table-row>
        <table:table-row table:style-name="ro4">
          <table:table-cell office:value-type="string">
            <text:p>朱莉</text:p>
          </table:table-cell>
          <table:table-cell office:value-type="string">
            <text:p>1011093014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130706199202017000</text:p>
          </table:table-cell>
          <table:table-cell office:value-type="float" office:value="18761727024">
            <text:p>18761727024</text:p>
          </table:table-cell>
          <table:table-cell office:value-type="float" office:value="2053984267">
            <text:p>2053984267</text:p>
          </table:table-cell>
          <table:table-cell table:style-name="Excel_5f_BuiltIn_5f_Hyperlink" office:value-type="string">
            <text:p>2053984267@qq.com</text:p>
          </table:table-cell>
          <table:table-cell office:value-type="string">
            <text:p>河北省张家口市</text:p>
          </table:table-cell>
        </table:table-row>
        <table:table-row table:style-name="ro4">
          <table:table-cell office:value-type="string">
            <text:p>王佳奕</text:p>
          </table:table-cell>
          <table:table-cell office:value-type="string">
            <text:p>1011093003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210181199103314000</text:p>
          </table:table-cell>
          <table:table-cell office:value-type="float" office:value="18761727025">
            <text:p>18761727025</text:p>
          </table:table-cell>
          <table:table-cell office:value-type="float" office:value="1572926927">
            <text:p>1572926927</text:p>
          </table:table-cell>
          <table:table-cell table:style-name="Excel_5f_BuiltIn_5f_Hyperlink" office:value-type="string">
            <text:p>1572926927@qq.com</text:p>
          </table:table-cell>
          <table:table-cell office:value-type="string">
            <text:p>辽宁省沈阳市</text:p>
          </table:table-cell>
        </table:table-row>
        <table:table-row table:style-name="ro4">
          <table:table-cell office:value-type="string">
            <text:p>朱云霞</text:p>
          </table:table-cell>
          <table:table-cell office:value-type="string">
            <text:p>1011093015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40204199111183000</text:p>
          </table:table-cell>
          <table:table-cell office:value-type="float" office:value="18761727026">
            <text:p>18761727026</text:p>
          </table:table-cell>
          <table:table-cell office:value-type="float" office:value="382475495">
            <text:p>382475495</text:p>
          </table:table-cell>
          <table:table-cell table:style-name="Excel_5f_BuiltIn_5f_Hyperlink" office:value-type="string">
            <text:p>382475495@qq.com</text:p>
          </table:table-cell>
          <table:table-cell office:value-type="string">
            <text:p>广东省韶关市</text:p>
          </table:table-cell>
        </table:table-row>
        <table:table-row table:style-name="ro4">
          <table:table-cell office:value-type="string">
            <text:p>吴卫卫</text:p>
          </table:table-cell>
          <table:table-cell office:value-type="string">
            <text:p>1011093040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 610122199005114301</text:p>
          </table:table-cell>
          <table:table-cell office:value-type="float" office:value="18761727027">
            <text:p>18761727027</text:p>
          </table:table-cell>
          <table:table-cell office:value-type="float" office:value="1444088148">
            <text:p>1444088148</text:p>
          </table:table-cell>
          <table:table-cell table:style-name="Excel_5f_BuiltIn_5f_Hyperlink" office:value-type="string">
            <text:p>1444088148@qq.com</text:p>
          </table:table-cell>
          <table:table-cell office:value-type="string">
            <text:p>陕西省西安市</text:p>
          </table:table-cell>
        </table:table-row>
        <table:table-row table:style-name="ro4">
          <table:table-cell office:value-type="string">
            <text:p>王芳</text:p>
          </table:table-cell>
          <table:table-cell office:value-type="string">
            <text:p>1011023015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310230199011115000</text:p>
          </table:table-cell>
          <table:table-cell office:value-type="float" office:value="18761727028">
            <text:p>18761727028</text:p>
          </table:table-cell>
          <table:table-cell office:value-type="float" office:value="904890655">
            <text:p>904890655</text:p>
          </table:table-cell>
          <table:table-cell table:style-name="Excel_5f_BuiltIn_5f_Hyperlink" office:value-type="string">
            <text:p>904890655@qq.com</text:p>
          </table:table-cell>
          <table:table-cell office:value-type="string">
            <text:p>上海市崇明县</text:p>
          </table:table-cell>
        </table:table-row>
        <table:table-row table:style-name="ro4">
          <table:table-cell office:value-type="string">
            <text:p>查飞</text:p>
          </table:table-cell>
          <table:table-cell office:value-type="string">
            <text:p>1011023017</text:p>
          </table:table-cell>
          <table:table-cell office:value-type="string">
            <text:p>集101(杏)</text:p>
          </table:table-cell>
          <table:table-cell office:value-type="string">
            <text:p>男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0822198909225334</text:p>
          </table:table-cell>
          <table:table-cell office:value-type="float" office:value="18761721785">
            <text:p>18761721785</text:p>
          </table:table-cell>
          <table:table-cell office:value-type="float" office:value="840746723">
            <text:p>840746723</text:p>
          </table:table-cell>
          <table:table-cell table:style-name="Excel_5f_BuiltIn_5f_Hyperlink" office:value-type="string">
            <text:p>840746723@qq.com</text:p>
          </table:table-cell>
          <table:table-cell office:value-type="string">
            <text:p>安徽省安庆市</text:p>
          </table:table-cell>
        </table:table-row>
        <table:table-row table:style-name="ro4">
          <table:table-cell office:value-type="string">
            <text:p>周南南</text:p>
          </table:table-cell>
          <table:table-cell office:value-type="string">
            <text:p>1011023030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121196903062329</text:p>
          </table:table-cell>
          <table:table-cell office:value-type="float" office:value="18761727029">
            <text:p>18761727029</text:p>
          </table:table-cell>
          <table:table-cell office:value-type="float" office:value="835987532">
            <text:p>835987532</text:p>
          </table:table-cell>
          <table:table-cell table:style-name="Excel_5f_BuiltIn_5f_Hyperlink" office:value-type="string">
            <text:p>835987532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吴丹</text:p>
          </table:table-cell>
          <table:table-cell office:value-type="string">
            <text:p>1011023006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405197912142030</text:p>
          </table:table-cell>
          <table:table-cell office:value-type="float" office:value="18761727030">
            <text:p>18761727030</text:p>
          </table:table-cell>
          <table:table-cell office:value-type="float" office:value="1131195474">
            <text:p>1131195474</text:p>
          </table:table-cell>
          <table:table-cell table:style-name="Excel_5f_BuiltIn_5f_Hyperlink" office:value-type="string">
            <text:p>1131195474@qq.com</text:p>
          </table:table-cell>
          <table:table-cell office:value-type="string">
            <text:p>安徽省淮南市</text:p>
          </table:table-cell>
        </table:table-row>
        <table:table-row table:style-name="ro4">
          <table:table-cell office:value-type="string">
            <text:p>王豪达</text:p>
          </table:table-cell>
          <table:table-cell office:value-type="string">
            <text:p>1011023021</text:p>
          </table:table-cell>
          <table:table-cell office:value-type="string">
            <text:p>集101(杏)</text:p>
          </table:table-cell>
          <table:table-cell office:value-type="string">
            <text:p>男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0104196904214017</text:p>
          </table:table-cell>
          <table:table-cell office:value-type="float" office:value="18761727031">
            <text:p>18761727031</text:p>
          </table:table-cell>
          <table:table-cell office:value-type="float" office:value="1018569023">
            <text:p>1018569023</text:p>
          </table:table-cell>
          <table:table-cell table:style-name="Excel_5f_BuiltIn_5f_Hyperlink" office:value-type="string">
            <text:p>1018569023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朱敏</text:p>
          </table:table-cell>
          <table:table-cell office:value-type="string">
            <text:p>1011023010</text:p>
          </table:table-cell>
          <table:table-cell office:value-type="string">
            <text:p>集101(杏)</text:p>
          </table:table-cell>
          <table:table-cell office:value-type="string">
            <text:p>男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20504198302221647</text:p>
          </table:table-cell>
          <table:table-cell office:value-type="float" office:value="18761727032">
            <text:p>18761727032</text:p>
          </table:table-cell>
          <table:table-cell office:value-type="float" office:value="15986989064">
            <text:p>15986989064</text:p>
          </table:table-cell>
          <table:table-cell table:style-name="Excel_5f_BuiltIn_5f_Hyperlink" office:value-type="string">
            <text:p>15986989064@qq.com</text:p>
          </table:table-cell>
          <table:table-cell office:value-type="string">
            <text:p>江苏省苏州市</text:p>
          </table:table-cell>
        </table:table-row>
        <table:table-row table:style-name="ro4">
          <table:table-cell office:value-type="string">
            <text:p>韩笑</text:p>
          </table:table-cell>
          <table:table-cell office:value-type="string">
            <text:p>1011023011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321198603294633</text:p>
          </table:table-cell>
          <table:table-cell office:value-type="float" office:value="18761727033">
            <text:p>18761727033</text:p>
          </table:table-cell>
          <table:table-cell office:value-type="float" office:value="1142415254">
            <text:p>1142415254</text:p>
          </table:table-cell>
          <table:table-cell table:style-name="Excel_5f_BuiltIn_5f_Hyperlink" office:value-type="string">
            <text:p>1142415254@qq.com</text:p>
          </table:table-cell>
          <table:table-cell office:value-type="string">
            <text:p>山东省淄博市</text:p>
          </table:table-cell>
        </table:table-row>
        <table:table-row table:style-name="ro2" table:number-rows-repeated="104852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工作表2" table:style-name="ta1">
        <table:table-column table:style-name="co1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Verdana" svg:font-family="Verdan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0" number:min-integer-digits="1" number:grouping="true"/>
    </number:number-style>
    <number:number-style style:name="N119">
      <style:text-properties fo:color="#ff0000"/>
      <number:text>￥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￥</number:text>
      <number:number number:decimal-places="0" number:min-integer-digits="1" number:grouping="true"/>
      <number:text> </number:text>
    </number:number-style>
    <number:number-style style:name="N131P1" style:volatile="true">
      <number:text> ￥-</number:text>
      <number:number number:decimal-places="0" number:min-integer-digits="1" number:grouping="true"/>
      <number:text> </number:text>
    </number:number-style>
    <number:number-style style:name="N131P2" style:volatile="true">
      <number:text> ￥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</number:text>
    </number:number-style>
    <number:number-style style:name="N132P1" style:volatile="true">
      <number:text> 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￥</number:text>
      <number:number number:decimal-places="2" number:min-integer-digits="1" number:grouping="true"/>
      <number:text> </number:text>
    </number:number-style>
    <number:number-style style:name="N133P1" style:volatile="true">
      <number:text> ￥-</number:text>
      <number:number number:decimal-places="2" number:min-integer-digits="1" number:grouping="true"/>
      <number:text> </number:text>
    </number:number-style>
    <number:number-style style:name="N133P2" style:volatile="true">
      <number:text> ￥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17" number:language="zh" number:country="CN">
      <number:year number:style="long"/>
      <number:text>-</number:text>
      <number:month/>
      <number:text>-</number:text>
      <number:day/>
    </number:date-style>
    <number:date-style style:name="N10118" number:language="zh" number:country="CN">
      <number:day/>
      <number:text>-</number:text>
      <number:month number:textual="true"/>
      <number:text>-</number:text>
      <number:year/>
    </number:date-style>
    <number:date-style style:name="N10119" number:language="zh" number:country="CN">
      <number:day/>
      <number:text>-</number:text>
      <number:month number:textual="true"/>
    </number:date-style>
    <number:date-style style:name="N10120" number:language="zh" number:country="CN">
      <number:month number:textual="true"/>
      <number:text>-</number:text>
      <number:year/>
    </number:date-style>
    <number:time-style style:name="N10121" number:language="zh" number:country="CN">
      <number:hours/>
      <number:text>:</number:text>
      <number:minute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zh" number:country="CN">
      <number:hours/>
      <number:text>:</number:text>
      <number:minutes number:style="long"/>
    </number:time-style>
    <number:time-style style:name="N10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6" number:language="zh" number:country="CN">
      <number:year number:style="long"/>
      <number:text>年</number:text>
      <number:month/>
      <number:text>月</number:text>
    </number:date-style>
    <number:date-style style:name="N10127" number:language="zh" number:country="CN">
      <number:month/>
      <number:text>月</number:text>
      <number:day/>
      <number:text>日</number:text>
    </number:date-style>
    <number:date-style style:name="N10128" number:language="zh" number:country="CN">
      <number:month/>
      <number:text>-</number:text>
      <number:day/>
      <number:text>-</number:text>
      <number:year/>
    </number:date-style>
    <number:date-style style:name="N10129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0" number:language="zh" number:country="CN">
      <number:hours/>
      <number:text>时</number:text>
      <number:minutes number:style="long"/>
      <number:text>分</number:text>
    </number:time-style>
    <number:time-style style:name="N10131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</number:time-style>
    <number:time-style style:name="N10133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4P0" style:volatile="true" number:language="zh" number:country="CN">
      <number:text>￥</number:text>
      <number:number number:decimal-places="2" number:min-integer-digits="1" number:grouping="true"/>
    </number:number-style>
    <number:number-style style:name="N10134" number:language="zh" number:country="CN">
      <number:text>-￥</number:text>
      <number:number number:decimal-places="2" number:min-integer-digits="1" number:grouping="true"/>
      <style:map style:condition="value()&gt;=0" style:apply-style-name="N10134P0"/>
    </number:number-style>
    <style:style style:name="Default" style:family="table-cell">
      <style:text-properties style:font-name-asian="文泉驿点阵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宋体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uyifeng </meta:initial-creator>
    <meta:creation-date>2014-04-29T10:19:17</meta:creation-date>
    <dc:date>2014-05-01T16:33:24</dc:date>
    <dc:creator>liuyifeng </dc:creator>
    <meta:editing-duration>PT3M10S</meta:editing-duration>
    <meta:editing-cycles>11</meta:editing-cycles>
    <meta:generator>LibreOffice/3.5$Linux_X86_64 LibreOffice_project/350m1$Build-2</meta:generator>
    <meta:document-statistic meta:table-count="3" meta:cell-count="702" meta:object-count="0"/>
  </office:meta>
</office:document-meta>
</file>